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d2cc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858f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99a6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4af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7d52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b3bb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3ab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939b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ebc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eaf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888a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7c69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abb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6a8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9291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8aac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9a9b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9cb700" loext:opacity="100%" style:text-line-through-style="none" style:text-line-through-type="none" style:font-name="Arial" fo:font-size="9pt" fo:font-style="normal" style:text-underline-style="none" fo:font-weight="normal" officeooo:paragraph-rsid="000af19d" style:text-blinking="false" fo:background-color="transparent"/>
    </style:style>
    <style:style style:name="P19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3a5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9696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3a8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9d9f00" loext:opacity="100%" style:text-line-through-style="none" style:text-line-through-type="none" style:font-name="Arial" fo:font-size="9pt" fo:font-style="italic" style:text-underline-style="none" fo:font-weight="normal" officeooo:paragraph-rsid="000df7a5" style:text-blinking="false" fo:background-color="transparent"/>
    </style:style>
    <style:style style:name="P23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2b200" loext:opacity="100%" style:text-line-through-style="none" style:text-line-through-type="none" style:font-name="Arial" fo:font-size="9pt" fo:font-style="normal" style:text-underline-style="none" fo:font-weight="normal" officeooo:paragraph-rsid="000df7a5" style:text-blinking="false" fo:background-color="transparent"/>
    </style:style>
    <style:style style:name="P24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8b8d00" loext:opacity="100%" style:text-line-through-style="none" style:text-line-through-type="none" style:font-name="Arial" fo:font-size="9pt" fo:font-style="normal" style:text-underline-style="none" fo:font-weight="normal" officeooo:paragraph-rsid="000df7a5" style:text-blinking="false" fo:background-color="transparent"/>
    </style:style>
    <style:style style:name="P25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3b900" loext:opacity="100%" style:text-line-through-style="none" style:text-line-through-type="none" style:font-name="Arial" fo:font-size="9pt" fo:font-style="normal" style:text-underline-style="none" fo:font-weight="normal" officeooo:paragraph-rsid="000df7a5" style:text-blinking="false" fo:background-color="transparent"/>
    </style:style>
    <style:style style:name="P26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7b8200" loext:opacity="100%" style:text-line-through-style="none" style:text-line-through-type="none" style:font-name="Arial" fo:font-size="9pt" fo:font-style="normal" style:text-underline-style="none" fo:font-weight="normal" officeooo:paragraph-rsid="000df7a5" style:text-blinking="false" fo:background-color="transparent"/>
    </style:style>
    <style:style style:name="P27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7c8100" loext:opacity="100%" style:text-line-through-style="none" style:text-line-through-type="none" style:font-name="Arial" fo:font-size="9pt" fo:font-style="normal" style:text-underline-style="none" fo:font-weight="normal" officeooo:paragraph-rsid="000df7a5" style:text-blinking="false" fo:background-color="transparent"/>
    </style:style>
    <style:style style:name="P28" style:family="paragraph" style:parent-style-name="Text_20_body">
      <style:paragraph-properties fo:margin-top="0cm" fo:margin-bottom="0.176cm" style:contextual-spacing="false" fo:line-height="138%" style:writing-mode="lr-tb"/>
    </style:style>
    <style:style style:name="T1" style:family="text">
      <style:text-properties fo:color="#939500" loext:opacity="100%"/>
    </style:style>
    <style:style style:name="T2" style:family="text">
      <style:text-properties fo:color="#340e00" loext:opacity="100%"/>
    </style:style>
    <style:style style:name="T3" style:family="text">
      <style:text-properties fo:font-variant="normal" fo:text-transform="none" fo:color="#d2cc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3">Le statut du narrateur</text:span></text:p>
      <text:p text:style-name="P1"/>
      <text:p text:style-name="P2">LES QUESTIONS DU BREVET ► Qui raconte la scène ? Justifiez votre réponse en citant des mots du texte.</text:p>
      <text:p text:style-name="P3">Relevez un passage où le pronom « je » représente le narrateur.</text:p>
      <text:p text:style-name="P4">A quels endroits le narrateur intervient-il dans son récit ? Quel est son rôle dans l'histoire ? ► Le narrateur est-il un des personnages de l'histoire ? ► Relevez les indices grammaticaux qui montrent la présence du narrateur dans le récit.</text:p>
      <text:p text:style-name="P5">atténuer une affirmation qui serait trop brutale, ménager l'interlocuteur par une litote ou un euphémisme ;</text:p>
      <text:p text:style-name="P6">« Tu sors avec nous ? - On est bien à la maison. » La réponse est moins brutale qu'un « non se protéger quand on veut critiquer quelqu'un ;</text:p>
      <text:p text:style-name="P7">attirer l'attention en posant une énigme : c'est souvent le cas dans les publicités ;</text:p>
      <text:p text:style-name="P8">convaincre un interlocuteur : c'est le cas des fausses questions (ou questions rhétoriques) &gt; FICHE 10);</text:p>
      <text:p text:style-name="P9">Dépenser sans compter, cela te paraît raisonnable ? La réponse implicite est : « Non, ce n'est pas raisonnable. »</text:p>
      <text:p text:style-name="P10">se moquer par l'ironie. REMARQUE L'ironie consiste à dire le contraire de ce que l'on pense pour faire comprendre son opinion : l'interlocuteur doit donc déchiffrer le véritable message, sous peine de faire un contresens grave.</text:p>
      <text:p text:style-name="P11">Travailler jour et nuit, quelle joie ! = Je déteste travailler tout le temps.</text:p>
      <text:p text:style-name="P12">NOTEZ BIEN Que signifie « expliciter » ? • Expliciter quelque chose (un lien logique, une idée...), c'est l'exprimer clairement, pour dégager le sens caché d'un énoncé. • Si l'on vous demande d'expliciter le rapport logique entre deux phrases, vous devez réécrire les phrases en exprimant le connecteur logique (7) FICHE 13). • Expliciter un texte, c'est comprendre les informations clairement exprimées, mais aussi interpréter ce qui est suggéré de manière implicite.</text:p>
      <text:p text:style-name="P13">A Qu'est-ce que le narrateur ?</text:p>
      <text:p text:style-name="P14">Le narrateur est celui qui raconte une histoire, une suite d'événements, et met en scène les personnages de cette histoire.</text:p>
      <text:p text:style-name="P15">Il ne faut pas le confondre avec l'auteur, la personne réelle qui a inventé et écrit le texte.</text:p>
      <text:p text:style-name="P16">B Qu'est-ce que le statut du narrateur ?</text:p>
      <text:p text:style-name="P17">Le statut du narrateur est la place qu'il occupe par rapport à l'histoire racontée.</text:p>
      <text:p text:style-name="P18">Le narrateur peut se situer dans ou en dehors de l'histoire. </text:p>
      <text:p text:style-name="P18">C Quelles sont les caractéristiques du narrateur</text:p>
      <text:p text:style-name="P19">qui se situe dans l'histoire ? Le narrateur qui se situe dans l'histoire peut : - participer aux événements et raconter sa propre histoire : on l'appelle alors narrateur-personnage. Le lecteur a l'impression d'entrer dans l'histoire et de la vivre de très près ;</text:p>
      <text:p text:style-name="P20">Je suis né dans un petit village de Normandie. – raconter des événements auxquels il n'a pas participé, mais dont il a été seulement témoin.</text:p>
      <text:p text:style-name="P21">Je vis alors les marins s'accrocher aux cordages.</text:p>
      <text:p text:style-name="P23">Il utilise les pronoms et déterminants de la 1re personne. Sur les bancs du lycée où j'ai usé mes premiers jeans, j'ai côtoyé un long garçon rougeaud nommé Olivier qui excellait à mentir. Avec lui, inutile d'aller au cinéma. Nous y étions en permanence ! </text:p>
      <text:p text:style-name="P23">D Quelles sont les caractéristiques du narrateur <text:span text:style-name="T1">qui se situe hors de l'histoire ?</text:span></text:p>
      <text:p text:style-name="P23"><text:span text:style-name="T1">Le narrateur qui se situe en dehors de l'histoire ne participe pas aux événements. Il peut : - s'effacer complètement de l'histoire et raconter de façon impartiale, comme si les événements se racontaient d'eux-mêmes ;</text:span></text:p>
      <text:p text:style-name="P24">Les astronautes partirent très tôt le matin de la base spatiale. - apparaître par endroits, à travers des commentaires, des jugements ou des adresses au lecteur.</text:p>
      <text:p text:style-name="P25"><text:soft-page-break/>Paul, un jeune homme au grand cœur qui aurait forcé votre</text:p>
      <text:p text:style-name="P26">admiration, se jeta au secours des naufragés. ► Il utilise les pronoms et déterminants de la 3° personne.</text:p>
      <text:p text:style-name="P27">« Dans la rue, on le prenait pour un pauvre. Il arrivait quelquefois que des bonnes femmes se retournaient et lui donnaient un sou. Jean Valjean les saluait profondément. »</text:p>
      <text:p text:style-name="P22">Victor Hugo, Les Misérables.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8T12:52:07.169000000</dc:date>
    <meta:editing-duration>PT7M44S</meta:editing-duration>
    <meta:editing-cycles>6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30" meta:word-count="638" meta:character-count="3754" meta:non-whitespace-character-count="3143"/>
  </office:meta>
</office:document-meta>
</file>